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72cf7" officeooo:paragraph-rsid="00072cf7" fo:background-color="#ffffff"/>
    </style:style>
    <style:style style:name="P2" style:family="paragraph" style:parent-style-name="Standard">
      <style:paragraph-properties fo:line-height="100%" fo:text-align="justify" style:justify-single-word="false"/>
      <style:text-properties officeooo:rsid="000176da" officeooo:paragraph-rsid="00041716" fo:background-color="#ffffff"/>
    </style:style>
    <style:style style:name="P3" style:family="paragraph" style:parent-style-name="Standard">
      <style:paragraph-properties fo:text-align="justify" style:justify-single-word="false"/>
      <style:text-properties officeooo:rsid="00041716" officeooo:paragraph-rsid="00041716" fo:background-color="#ffffff"/>
    </style:style>
    <style:style style:name="P4" style:family="paragraph" style:parent-style-name="Standard">
      <style:paragraph-properties fo:line-height="100%" fo:text-align="justify" style:justify-single-word="false"/>
      <style:text-properties officeooo:rsid="00041716" officeooo:paragraph-rsid="00041716" fo:background-color="#ffffff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41716" officeooo:paragraph-rsid="00041716" fo:background-color="#ffffff"/>
    </style:style>
    <style:style style:name="P6" style:family="paragraph" style:parent-style-name="Standard">
      <style:paragraph-properties fo:text-align="justify" style:justify-single-word="false"/>
      <style:text-properties officeooo:rsid="000176da" officeooo:paragraph-rsid="000176da"/>
    </style:style>
    <style:style style:name="P7" style:family="paragraph" style:parent-style-name="Standard">
      <style:paragraph-properties fo:text-align="justify" style:justify-single-word="false"/>
      <style:text-properties officeooo:rsid="000176da" officeooo:paragraph-rsid="000176da" fo:background-color="#fff200"/>
    </style:style>
    <style:style style:name="P8" style:family="paragraph" style:parent-style-name="Standard">
      <style:paragraph-properties fo:line-height="100%" fo:text-align="justify" style:justify-single-word="false"/>
      <style:text-properties officeooo:rsid="00041716" officeooo:paragraph-rsid="00041716"/>
    </style:style>
    <style:style style:name="P9" style:family="paragraph" style:parent-style-name="Standard">
      <style:paragraph-properties fo:margin-left="2.4618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1.9693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Heading_20_2">
      <style:paragraph-properties fo:margin-left="1.9693in" fo:margin-right="0in" fo:text-align="justify" style:justify-single-word="false" fo:text-indent="0in" style:auto-text-indent="false"/>
      <style:text-properties fo:font-size="14pt" officeooo:rsid="000176da" officeooo:paragraph-rsid="000176da" style:font-size-asian="14pt" style:font-size-complex="14pt"/>
    </style:style>
    <style:style style:name="P12" style:family="paragraph" style:parent-style-name="Standard">
      <style:paragraph-properties fo:margin-left="1.4772in" fo:margin-right="0in" fo:line-height="150%" fo:text-align="justify" style:justify-single-word="false" fo:text-indent="0in" style:auto-text-indent="false"/>
      <style:text-properties fo:font-size="14pt" fo:font-weight="bold" officeooo:rsid="00041716" officeooo:paragraph-rsid="00041716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072cf7" officeooo:paragraph-rsid="00072cf7" fo:background-color="#ffffff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09c183" officeooo:paragraph-rsid="0009c183" fo:background-color="#ffffff"/>
    </style:style>
    <style:style style:name="P15" style:family="paragraph" style:parent-style-name="Standard">
      <style:paragraph-properties fo:margin-left="0.9846in" fo:margin-right="0in" fo:line-height="150%" fo:text-align="justify" style:justify-single-word="false" fo:text-indent="0in" style:auto-text-indent="false"/>
      <style:text-properties officeooo:paragraph-rsid="00072cf7"/>
    </style:style>
    <style:style style:name="P16" style:family="paragraph" style:parent-style-name="Standard">
      <style:paragraph-properties fo:margin-left="1.9693in" fo:margin-right="0in" fo:line-height="150%" fo:text-align="justify" style:justify-single-word="false" fo:text-indent="0in" style:auto-text-indent="false"/>
      <style:text-properties officeooo:rsid="00072cf7" officeooo:paragraph-rsid="00072cf7" fo:background-color="#ffffff"/>
    </style:style>
    <style:style style:name="T1" style:family="text">
      <style:text-properties fo:color="#ce181e" fo:font-size="15pt" style:text-underline-style="none" style:font-size-asian="15pt" style:font-size-complex="15pt"/>
    </style:style>
    <style:style style:name="T2" style:family="text">
      <style:text-properties fo:color="#0066b3"/>
    </style:style>
    <style:style style:name="T3" style:family="text">
      <style:text-properties fo:color="#0066b3" fo:background-color="#fff200" loext:char-shading-value="0"/>
    </style:style>
    <style:style style:name="T4" style:family="text">
      <style:text-properties fo:color="#0066b3" officeooo:rsid="00041716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41716"/>
    </style:style>
    <style:style style:name="T7" style:family="text">
      <style:text-properties fo:color="#ed1c24"/>
    </style:style>
    <style:style style:name="T8" style:family="text">
      <style:text-properties officeooo:rsid="00072cf7" fo:background-color="#ffffff" loext:char-shading-value="0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urses.edx.org/courses/course-v1:Dartmouth_IMTx+DART.IMT.C.02+1T2018/course/#block-v1:Dartmouth_IMTx+DART.IMT.C.02+1T2018+type@sequential+block@e7f149c2d6c640cd8f5b9c36ae72437c" text:style-name="Internet_20_link" text:visited-style-name="Visited_20_Internet_20_Link"><text:span text:style-name="T1">Using the if statement</text:span></text:a> </text:p>
      <text:p text:style-name="P10">Use an if statement with a <text:span text:style-name="T7">static</text:span> condition</text:p>
      <text:p text:style-name="P6">Sample of a if structure</text:p>
      <text:p text:style-name="P6"><text:span text:style-name="T2">#include</text:span> &lt;stdio.h&gt;</text:p>
      <text:p text:style-name="P6"><text:span text:style-name="T2">int</text:span> main(<text:span text:style-name="T2">void</text:span>) {</text:p>
      <text:p text:style-name="P6"><text:s text:c="4"/>// if it is true then do this</text:p>
      <text:p text:style-name="P6"><text:s text:c="4"/>// if it is not true, then do not do this</text:p>
      <text:p text:style-name="P6"><text:s text:c="4"/>//FALSE 0 0.0</text:p>
      <text:p text:style-name="P6"><text:s text:c="4"/>//TRUE all vallues that are non-zero (positive or negative)</text:p>
      <text:p text:style-name="P6"><text:s text:c="4"/><text:span text:style-name="T2">int</text:span> weatherIsGood = 99; //the weather is good!</text:p>
      <text:p text:style-name="P6"><text:s text:c="4"/><text:span text:style-name="T3">if</text:span><text:span text:style-name="T5">(weatherIsGood){</text:span></text:p>
      <text:p text:style-name="P7"><text:s text:c="8"/>printf("The weather is good!\n");</text:p>
      <text:p text:style-name="P7"><text:s text:c="8"/>printf("I can go outside! Yeah!\n");</text:p>
      <text:p text:style-name="P7"><text:s text:c="4"/>}</text:p>
      <text:p text:style-name="P6"><text:s text:c="4"/><text:span text:style-name="T2">return 0;</text:span></text:p>
      <text:p text:style-name="P6">}</text:p>
      <text:p text:style-name="P6"/>
      <text:h text:style-name="P11" text:outline-level="2">Use if and else with a <text:span text:style-name="T7">static</text:span> condition</text:h>
      <text:p text:style-name="P8">Its structure is</text:p>
      <text:p text:style-name="P8"/>
      <text:p text:style-name="P2"><text:span text:style-name="T2">if</text:span>(<text:span text:style-name="T6">condition</text:span>){</text:p>
      <text:p text:style-name="P2"><text:s text:c="8"/><text:span text:style-name="T6">executable statements_1</text:span></text:p>
      <text:p text:style-name="P2"><text:s text:c="4"/>}<text:span text:style-name="T4">else</text:span><text:span text:style-name="T6">{</text:span></text:p>
      <text:p text:style-name="P4"><text:s text:c="8"/>executable statements_2</text:p>
      <text:p text:style-name="P4"><text:s text:c="3"/>}</text:p>
      <text:p text:style-name="P3"/>
      <text:p text:style-name="P12">Use an if statement with a <text:span text:style-name="T7">dynamic</text:span> condition</text:p>
      <text:p text:style-name="P1">we can put the result of a comparison’s result in condition for if statement. These comparisons are</text:p>
      <text:p text:style-name="P1">&lt;, &gt;, &lt;=, &gt;=, !=, == (!= means not equal)</text:p>
      <text:p text:style-name="P1"/>
      <text:p text:style-name="P16"><text:a xlink:type="simple" xlink:href="https://courses.edx.org/courses/course-v1:Dartmouth_IMTx+DART.IMT.C.02+1T2018/course/#block-v1:Dartmouth_IMTx+DART.IMT.C.02+1T2018+type@sequential+block@dd6988baae994fff80bd8bd9c1884cf4" text:style-name="Internet_20_link" text:visited-style-name="Visited_20_Internet_20_Link"><text:span text:style-name="T1">Comparing decimal numbers</text:span></text:a> </text:p>
      <text:p text:style-name="P15"><text:span text:style-name="T8"><text:s/></text:span><text:span text:style-name="T10">Branch program flow using floating point numbers</text:span></text:p>
      <text:p text:style-name="P14">In the comparison of double type variables, I should always be aware that how many precision a double variable retains. A double variable retains up to 15 digits of a number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1:13:47.554957181</meta:creation-date>
    <dc:date>2019-02-08T22:23:26.560043089</dc:date>
    <meta:editing-duration>PT3H23M1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69" meta:character-count="1037" meta:non-whitespace-character-count="822"/>
  </office:meta>
</office:document-meta>
</file>